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6-10-05 0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6-10-05 0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6-10-04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5-10-07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4-10-03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4-05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3-10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3-05-2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2-10-0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08</text:p>
          </table:table-cell>
          <table:table-cell office:value-type="string" calcext:value-type="string">
            <text:p>2012-05-2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